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co1" style:family="table-column">
      <style:table-column-properties fo:break-before="auto" style:column-width="69.85pt"/>
    </style:style>
    <style:style style:name="co2" style:family="table-column">
      <style:table-column-properties fo:break-before="auto" style:column-width="195.3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0.29pt"/>
    </style:style>
    <style:style style:name="co5" style:family="table-column">
      <style:table-column-properties fo:break-before="auto" style:column-width="49.44pt"/>
    </style:style>
    <style:style style:name="co6" style:family="table-column">
      <style:table-column-properties fo:break-before="auto" style:column-width="37.96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32.06pt"/>
    </style:style>
    <style:style style:name="co9" style:family="table-column">
      <style:table-column-properties fo:break-before="auto" style:column-width="242.7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60.49pt"/>
    </style:style>
    <style:style style:name="co12" style:family="table-column">
      <style:table-column-properties fo:break-before="auto" style:column-width="145.39pt"/>
    </style:style>
    <style:style style:name="co13" style:family="table-column">
      <style:table-column-properties fo:break-before="auto" style:column-width="56.55pt"/>
    </style:style>
    <style:style style:name="co14" style:family="table-column">
      <style:table-column-properties fo:break-before="auto" style:column-width="32.4pt"/>
    </style:style>
    <style:style style:name="co15" style:family="table-column">
      <style:table-column-properties fo:break-before="auto" style:column-width="37.59pt"/>
    </style:style>
    <style:style style:name="co16" style:family="table-column">
      <style:table-column-properties fo:break-before="auto" style:column-width="65.06pt"/>
    </style:style>
    <style:style style:name="co17" style:family="table-column">
      <style:table-column-properties fo:break-before="auto" style:column-width="58.51pt"/>
    </style:style>
    <style:style style:name="co18" style:family="table-column">
      <style:table-column-properties fo:break-before="auto" style:column-width="6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1">
      <style:text-properties fo:font-weight="bold" style:font-weight-asian="bold" style:font-weight-complex="bold"/>
    </style:style>
    <style:style style:name="ce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ext-properties style:font-name="Liberation Sans" style:font-name-asian="Noto Sans CJK JP DemiLight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 fo:font-weight="bold" style:font-weight-asian="bold" style:font-weight-complex="bold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 table:use-regular-expressions="false"/>
      <table:table table:name="schoo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2"/>
        <table:table-column table:style-name="co3" table:default-cell-style-name="Default"/>
        <table:table-column table:style-name="co3" table:number-columns-repeated="3" table:default-cell-style-name="ce2"/>
        <table:table-column table:style-name="co3" table:number-columns-repeated="2" table:default-cell-style-name="Default"/>
        <table:table-column table:style-name="co3" table:default-cell-style-name="ce2"/>
        <table:table-column table:style-name="co3" table:default-cell-style-name="ce5"/>
        <table:table-column table:style-name="co3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in grade</text:p>
          </table:table-cell>
          <table:table-cell table:style-name="ce3" office:value-type="string" calcext:value-type="string">
            <text:p>max grad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zip</text:p>
          </table:table-cell>
          <table:table-cell table:style-name="ce4" office:value-type="string" calcext:value-type="string">
            <text:p>enrollment</text:p>
          </table:table-cell>
          <table:table-cell table:style-name="ce4" office:value-type="string" calcext:value-type="string">
            <text:p>staff</text:p>
          </table:table-cell>
          <table:table-cell table:style-name="ce3" office:value-type="string" calcext:value-type="string">
            <text:p>operator tag</text:p>
          </table:table-cell>
          <table:table-cell table:style-name="ce6" office:value-type="string" calcext:value-type="string">
            <text:p>en per grade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.C. Williams High School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330 King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2619" calcext:value-type="float">
            <text:p>2619</text:p>
          </table:table-cell>
          <table:table-cell table:formula="of:=ROUND([.J3]/([.$J$3]+[.$J$4])*199)" office:value-type="float" office:value="145" calcext:value-type="float">
            <text:p>145</text:p>
          </table:table-cell>
          <table:table-cell office:value-type="string" calcext:value-type="string">
            <text:p>yes</text:p>
          </table:table-cell>
          <table:table-cell table:formula="of:=[.J3]/([.E3]-[.D3]+1)" office:value-type="float" office:value="873" calcext:value-type="float">
            <text:p>8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T.C. Williams High School Minnie Howard Campus</text:p>
          </table:table-cell>
          <table:table-cell office:value-type="string" calcext:value-type="string">
            <text:p>hig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3330 King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975" calcext:value-type="float">
            <text:p>975</text:p>
          </table:table-cell>
          <table:table-cell table:formula="of:=ROUND([.J4]/([.$J$3]+[.$J$4])*199)" office:value-type="float" office:value="54" calcext:value-type="float">
            <text:p>54</text:p>
          </table:table-cell>
          <table:table-cell office:value-type="string" calcext:value-type="string">
            <text:p>yes</text:p>
          </table:table-cell>
          <table:table-cell table:formula="of:=[.J4]/([.E4]-[.D4]+1)" office:value-type="float" office:value="975" calcext:value-type="float">
            <text:p>9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H</text:p>
          </table:table-cell>
          <table:table-cell office:value-type="string" calcext:value-type="string">
            <text:p>Francis C. Hammond Middle School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646 Seminary Road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4" calcext:value-type="float">
            <text:p>22304</text:p>
          </table:table-cell>
          <table:table-cell office:value-type="float" office:value="1399" calcext:value-type="float">
            <text:p>139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yes</text:p>
          </table:table-cell>
          <table:table-cell table:formula="of:=[.J5]/([.E5]-[.D5]+1)" office:value-type="float" office:value="466.333333333333" calcext:value-type="float">
            <text:p>4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eorge Washington Middle School</text:p>
          </table:table-cell>
          <table:table-cell office:value-type="string" calcext:value-type="string">
            <text:p>middl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5 Mount Vernon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1" calcext:value-type="float">
            <text:p>22301</text:p>
          </table:table-cell>
          <table:table-cell office:value-type="float" office:value="1287" calcext:value-type="float">
            <text:p>128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yes</text:p>
          </table:table-cell>
          <table:table-cell table:formula="of:=[.J6]/([.E6]-[.D6]+1)" office:value-type="float" office:value="429" calcext:value-type="float">
            <text:p>4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Jefferson-Houston School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01 Cameron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4" calcext:value-type="float">
            <text:p>22314</text:p>
          </table:table-cell>
          <table:table-cell office:value-type="float" office:value="526" calcext:value-type="float">
            <text:p>52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yes</text:p>
          </table:table-cell>
          <table:table-cell table:formula="of:=[.J7]/([.E7]-[.D7]+1)" office:value-type="float" office:value="52.6" calcext:value-type="float">
            <text:p>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John Adams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651 Rayburn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1" calcext:value-type="float">
            <text:p>22311</text:p>
          </table:table-cell>
          <table:table-cell office:value-type="float" office:value="1017" calcext:value-type="float">
            <text:p>101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es</text:p>
          </table:table-cell>
          <table:table-cell table:formula="of:=[.J8]/([.E8]-[.D8]+1)" office:value-type="float" office:value="145.285714285714" calcext:value-type="float">
            <text:p>14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harles Barrett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5 Martha Custis Driv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477" calcext:value-type="float">
            <text:p>4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es</text:p>
          </table:table-cell>
          <table:table-cell table:formula="of:=[.J9]/([.E9]-[.D9]+1)" office:value-type="float" office:value="68.1428571428571" calcext:value-type="float">
            <text:p>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atrick Henry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643 Taney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4" calcext:value-type="float">
            <text:p>22304</text:p>
          </table:table-cell>
          <table:table-cell office:value-type="float" office:value="900" calcext:value-type="float">
            <text:p>9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yes</text:p>
          </table:table-cell>
          <table:table-cell table:formula="of:=[.J10]/([.E10]-[.D10]+1)" office:value-type="float" office:value="128.571428571429" calcext:value-type="float">
            <text:p>1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ora Kelly School for Math, Science and Technology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00 Commonwealth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5" calcext:value-type="float">
            <text:p>22305</text:p>
          </table:table-cell>
          <table:table-cell office:value-type="float" office:value="357" calcext:value-type="float">
            <text:p>3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yes</text:p>
          </table:table-cell>
          <table:table-cell table:formula="of:=[.J11]/([.E11]-[.D11]+1)"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yles-Crouch Traditional Academy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0 South Saint Asaph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4" calcext:value-type="float">
            <text:p>22314</text:p>
          </table:table-cell>
          <table:table-cell office:value-type="float" office:value="411" calcext:value-type="float">
            <text:p>4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yes</text:p>
          </table:table-cell>
          <table:table-cell table:formula="of:=[.J12]/([.E12]-[.D12]+1)" office:value-type="float" office:value="68.5" calcext:value-type="float">
            <text:p>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ouglas MacArthur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01 Janneys Lan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712" calcext:value-type="float">
            <text:p>7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yes</text:p>
          </table:table-cell>
          <table:table-cell table:formula="of:=[.J13]/([.E13]-[.D13]+1)" office:value-type="float" office:value="118.666666666667" calcext:value-type="float">
            <text:p>1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eorge Mason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01 Cameron Mills Road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558" calcext:value-type="float">
            <text:p>55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es</text:p>
          </table:table-cell>
          <table:table-cell table:formula="of:=[.J14]/([.E14]-[.D14]+1)" office:value-type="float" office:value="93" calcext:value-type="float">
            <text:p>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atthew Maury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 Russell Road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1" calcext:value-type="float">
            <text:p>22301</text:p>
          </table:table-cell>
          <table:table-cell office:value-type="float" office:value="442" calcext:value-type="float">
            <text:p>44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es</text:p>
          </table:table-cell>
          <table:table-cell table:formula="of:=[.J15]/([.E15]-[.D15]+1)" office:value-type="float" office:value="73.6666666666667" calcext:value-type="float">
            <text:p>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ount Vernon Communit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01 Commonwealth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5" calcext:value-type="float">
            <text:p>22305</text:p>
          </table:table-cell>
          <table:table-cell office:value-type="float" office:value="853" calcext:value-type="float">
            <text:p>8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yes</text:p>
          </table:table-cell>
          <table:table-cell table:formula="of:=[.J16]/([.E16]-[.D16]+1)" office:value-type="float" office:value="142.166666666667" calcext:value-type="float">
            <text:p>14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ames K. Polk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00 Polk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4" calcext:value-type="float">
            <text:p>22304</text:p>
          </table:table-cell>
          <table:table-cell office:value-type="float" office:value="743" calcext:value-type="float">
            <text:p>74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yes</text:p>
          </table:table-cell>
          <table:table-cell table:formula="of:=[.J17]/([.E17]-[.D17]+1)" office:value-type="float" office:value="123.833333333333" calcext:value-type="float">
            <text:p>1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William Ramsay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700 Sanger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1" calcext:value-type="float">
            <text:p>22311</text:p>
          </table:table-cell>
          <table:table-cell office:value-type="float" office:value="902" calcext:value-type="float">
            <text:p>9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yes</text:p>
          </table:table-cell>
          <table:table-cell table:formula="of:=[.J18]/([.E18]-[.D18]+1)" office:value-type="float" office:value="128.857142857143" calcext:value-type="float">
            <text:p>12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amuel W. Tucker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5 Ferdinand Day Driv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4" calcext:value-type="float">
            <text:p>22304</text:p>
          </table:table-cell>
          <table:table-cell office:value-type="float" office:value="749" calcext:value-type="float">
            <text:p>74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yes</text:p>
          </table:table-cell>
          <table:table-cell table:formula="of:=[.J19]/([.E19]-[.D19]+1)" office:value-type="float" office:value="124.833333333333" calcext:value-type="float">
            <text:p>1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1 North Beauregard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1" calcext:value-type="float">
            <text:p>22311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yes</text:p>
          </table:table-cell>
          <table:table-cell table:formula="of:=[.J20]/([.E20]-[.D20]+1)" office:value-type="float" office:value="92.8571428571429" calcext:value-type="float">
            <text:p>93</text:p>
          </table:table-cell>
          <table:table-cell table:number-columns-repeated="101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trick Henry Project" table:style-name="ta1">
        <table:table-column table:style-name="co3" table:default-cell-style-name="Default"/>
        <table:table-column table:style-name="co3" table:number-columns-repeated="2" table:default-cell-style-name="ce2"/>
        <table:table-column table:style-name="co4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Patrick Henry Proje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1" office:value-type="string" calcext:value-type="string">
            <text:p>what</text:p>
          </table:table-cell>
          <table:table-cell table:style-name="ce3" office:value-type="string" calcext:value-type="string">
            <text:p>capacity</text:p>
          </table:table-cell>
        </table:table-row>
        <table:table-row table:style-name="ro1">
          <table:table-cell table:number-columns-repeated="2"/>
          <table:table-cell table:style-name="ce7" office:value-type="date" office:date-value="2018-09-05" calcext:value-type="date">
            <text:p>2018-09-05</text:p>
          </table:table-cell>
          <table:table-cell office:value-type="string" calcext:value-type="string">
            <text:p>classes in existing building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/>
          <table:table-cell table:style-name="ce7" office:value-type="date" office:date-value="2017-11-01" calcext:value-type="date">
            <text:p>2017-11-01</text:p>
          </table:table-cell>
          <table:table-cell table:style-name="ce7" office:value-type="date" office:date-value="2018-08-01" calcext:value-type="date">
            <text:p>2018-08-01</text:p>
          </table:table-cell>
          <table:table-cell office:value-type="string" calcext:value-type="string">
            <text:p>construction</text:p>
          </table:table-cell>
          <table:table-cell/>
        </table:table-row>
        <table:table-row table:style-name="ro1">
          <table:table-cell/>
          <table:table-cell table:style-name="ce7" office:value-type="date" office:date-value="2018-09-05" calcext:value-type="date">
            <text:p>2018-09-05</text:p>
          </table:table-cell>
          <table:table-cell/>
          <table:table-cell office:value-type="string" calcext:value-type="string">
            <text:p>classes in new building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7"/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sour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ademic Calen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acps.k12.va.us/facilities/ph/#timeline </text:p>
          </table:table-cell>
          <table:table-cell table:number-columns-repeated="4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nrollment estimate" table:style-name="ta1">
        <table:table-column table:style-name="co3" table:default-cell-style-name="Default"/>
        <table:table-column table:style-name="co3" table:default-cell-style-name="ce2"/>
        <table:table-column table:style-name="co1" table:default-cell-style-name="Default"/>
        <table:table-column table:style-name="co3" table:number-columns-repeated="10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" office:value-type="string" calcext:value-type="string">
            <text:p>Estimate if each grade at a school has the same number of students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grade</text:p>
          </table:table-cell>
          <table:table-cell table:style-name="ce4" office:value-type="string" calcext:value-type="string">
            <text:p>seat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ROUND(SUMIFS([schools.$M$3:.$M$20]; [schools.$D$3:.$D$20]; &quot;&lt;=&quot;&amp;[.B5]; [schools.$E$3:.$E$20]; &quot;&gt;=&quot;&amp;[.B5]))" office:value-type="float" office:value="667" calcext:value-type="float">
            <text:p>6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ROUND(SUMIFS([schools.$M$3:.$M$20]; [schools.$D$3:.$D$20]; &quot;&lt;=&quot;&amp;[.B6]; [schools.$E$3:.$E$20]; &quot;&gt;=&quot;&amp;[.B6]))" office:value-type="float" office:value="1412" calcext:value-type="float">
            <text:p>1412</text:p>
          </table:table-cell>
          <table:table-cell table:number-columns-repeated="3"/>
          <table:table-cell table:style-name="ce4" table:number-columns-repeated="3"/>
          <table:table-cell/>
          <table:table-cell table:style-name="ce4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ROUND(SUMIFS([schools.$M$3:.$M$20]; [schools.$D$3:.$D$20]; &quot;&lt;=&quot;&amp;[.B7]; [schools.$E$3:.$E$20]; &quot;&gt;=&quot;&amp;[.B7]))" office:value-type="float" office:value="1412" calcext:value-type="float">
            <text:p>14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ROUND(SUMIFS([schools.$M$3:.$M$20]; [schools.$D$3:.$D$20]; &quot;&lt;=&quot;&amp;[.B8]; [schools.$E$3:.$E$20]; &quot;&gt;=&quot;&amp;[.B8]))" office:value-type="float" office:value="1412" calcext:value-type="float">
            <text:p>14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ROUND(SUMIFS([schools.$M$3:.$M$20]; [schools.$D$3:.$D$20]; &quot;&lt;=&quot;&amp;[.B9]; [schools.$E$3:.$E$20]; &quot;&gt;=&quot;&amp;[.B9]))" office:value-type="float" office:value="1412" calcext:value-type="float">
            <text:p>14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ROUND(SUMIFS([schools.$M$3:.$M$20]; [schools.$D$3:.$D$20]; &quot;&lt;=&quot;&amp;[.B10]; [schools.$E$3:.$E$20]; &quot;&gt;=&quot;&amp;[.B10]))" office:value-type="float" office:value="1412" calcext:value-type="float">
            <text:p>14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ROUND(SUMIFS([schools.$M$3:.$M$20]; [schools.$D$3:.$D$20]; &quot;&lt;=&quot;&amp;[.B11]; [schools.$E$3:.$E$20]; &quot;&gt;=&quot;&amp;[.B11]))" office:value-type="float" office:value="1412" calcext:value-type="float">
            <text:p>141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ROUND(SUMIFS([schools.$M$3:.$M$20]; [schools.$D$3:.$D$20]; &quot;&lt;=&quot;&amp;[.B12]; [schools.$E$3:.$E$20]; &quot;&gt;=&quot;&amp;[.B12]))" office:value-type="float" office:value="948" calcext:value-type="float">
            <text:p>9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ROUND(SUMIFS([schools.$M$3:.$M$20]; [schools.$D$3:.$D$20]; &quot;&lt;=&quot;&amp;[.B13]; [schools.$E$3:.$E$20]; &quot;&gt;=&quot;&amp;[.B13]))" office:value-type="float" office:value="948" calcext:value-type="float">
            <text:p>948</text:p>
          </table:table-cell>
          <table:table-cell table:number-columns-repeated="7"/>
          <table:table-cell table:style-name="ce4"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ROUND(SUMIFS([schools.$M$3:.$M$20]; [schools.$D$3:.$D$20]; &quot;&lt;=&quot;&amp;[.B14]; [schools.$E$3:.$E$20]; &quot;&gt;=&quot;&amp;[.B14]))" office:value-type="float" office:value="948" calcext:value-type="float">
            <text:p>94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ROUND(SUMIFS([schools.$M$3:.$M$20]; [schools.$D$3:.$D$20]; &quot;&lt;=&quot;&amp;[.B15]; [schools.$E$3:.$E$20]; &quot;&gt;=&quot;&amp;[.B15]))" office:value-type="float" office:value="975" calcext:value-type="float">
            <text:p>9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ROUND(SUMIFS([schools.$M$3:.$M$20]; [schools.$D$3:.$D$20]; &quot;&lt;=&quot;&amp;[.B16]; [schools.$E$3:.$E$20]; &quot;&gt;=&quot;&amp;[.B16]))" office:value-type="float" office:value="873" calcext:value-type="float">
            <text:p>8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ROUND(SUMIFS([schools.$M$3:.$M$20]; [schools.$D$3:.$D$20]; &quot;&lt;=&quot;&amp;[.B17]; [schools.$E$3:.$E$20]; &quot;&gt;=&quot;&amp;[.B17]))" office:value-type="float" office:value="873" calcext:value-type="float">
            <text:p>87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ROUND(SUMIFS([schools.$M$3:.$M$20]; [schools.$D$3:.$D$20]; &quot;&lt;=&quot;&amp;[.B18]; [schools.$E$3:.$E$20]; &quot;&gt;=&quot;&amp;[.B18]))" office:value-type="float" office:value="873" calcext:value-type="float">
            <text:p>87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([.C6:.C18])" office:value-type="float" office:value="14910" calcext:value-type="float">
            <text:p>14910</text:p>
          </table:table-cell>
          <table:table-cell office:value-type="string" calcext:value-type="string">
            <text:p>total excluding prek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4" table:number-columns-repeated="3"/>
        </table:table-row>
        <table:table-row table:style-name="ro1" table:number-rows-repeated="104855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umifs test" table:style-name="ta2">
        <table:table-column table:style-name="co3" table:number-columns-repeated="7" table:default-cell-style-name="Default"/>
        <table:table-row table:style-name="ro1">
          <table:table-cell table:number-columns-repeated="4"/>
          <table:table-cell office:value-type="string" calcext:value-type="string">
            <text:p>greater than min test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ntrollment</text:p>
          </table:table-cell>
          <table:table-cell/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expect</text:p>
          </table:table-cell>
          <table:table-cell table:style-name="ce4" office:value-type="string" calcext:value-type="string">
            <text:p>actua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11" calcext:value-type="float">
            <text:p>1111</text:p>
          </table:table-cell>
          <table:table-cell table:formula="of:=SUMIFS([.$I$7:.$I$10]; [.$G$7:.$G$10]; &quot;&lt;=&quot;&amp;[.E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11" calcext:value-type="float">
            <text:p>1011</text:p>
          </table:table-cell>
          <table:table-cell table:formula="of:=SUMIFS([.$I$7:.$I$10]; [.$G$7:.$G$10]; &quot;&lt;=&quot;&amp;[.E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table:formula="of:=SUMIFS([.$I$7:.$I$10]; [.$G$7:.$G$10]; &quot;&lt;=&quot;&amp;[.E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less than max tes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expect</text:p>
          </table:table-cell>
          <table:table-cell table:style-name="ce4" office:value-type="string" calcext:value-type="string">
            <text:p>actual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table:formula="of:=SUMIFS([.$I$7:.$I$10]; [.$H$7:.$H$10]; &quot;&gt;=&quot;&amp;[.E1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100" calcext:value-type="float">
            <text:p>1100</text:p>
          </table:table-cell>
          <table:table-cell table:formula="of:=SUMIFS([.$I$7:.$I$10]; [.$H$7:.$H$10]; &quot;&gt;=&quot;&amp;[.E1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110" calcext:value-type="float">
            <text:p>1110</text:p>
          </table:table-cell>
          <table:table-cell table:formula="of:=SUMIFS([.$I$7:.$I$10]; [.$H$7:.$H$10]; &quot;&gt;=&quot;&amp;[.E12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n the range tes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expect</text:p>
          </table:table-cell>
          <table:table-cell table:style-name="ce4" office:value-type="string" calcext:value-type="string">
            <text:p>actual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IFS([.$I$7:.$I$10]; [.$G$7:.$G$10]; &quot;&lt;=&quot;&amp;[.E17]; [.$H$7:.$H$10]; &quot;&gt;=&quot;&amp;[.E17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table:style-name="ce9" table:formula="of:=SUMIFS([.$I$7:.$I$10]; [.$G$7:.$G$10]; &quot;&lt;=&quot;&amp;[.E18]; [.$H$7:.$H$10]; &quot;&gt;=&quot;&amp;[.E18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table:formula="of:=SUMIFS([.$I$7:.$I$10]; [.$G$7:.$G$10]; &quot;&lt;=&quot;&amp;[.E19]; [.$H$7:.$H$10]; &quot;&gt;=&quot;&amp;[.E1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table:formula="of:=SUMIFS([.$I$7:.$I$10]; [.$G$7:.$G$10]; &quot;&lt;=&quot;&amp;[.E20]; [.$H$7:.$H$10]; &quot;&gt;=&quot;&amp;[.E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table:formula="of:=SUMIFS([.$I$7:.$I$10]; [.$G$7:.$G$10]; &quot;&lt;=&quot;&amp;[.E21]; [.$H$7:.$H$10]; &quot;&gt;=&quot;&amp;[.E21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100" calcext:value-type="float">
            <text:p>1100</text:p>
          </table:table-cell>
          <table:table-cell table:formula="of:=SUMIFS([.$I$7:.$I$10]; [.$G$7:.$G$10]; &quot;&lt;=&quot;&amp;[.E22]; [.$H$7:.$H$10]; &quot;&gt;=&quot;&amp;[.E22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SUMIFS([.$I$7:.$I$10]; [.$G$7:.$G$10]; &quot;&lt;=&quot;&amp;[.E23]; [.$H$7:.$H$10]; &quot;&gt;=&quot;&amp;[.E23])" office:value-type="float" office:value="0" calcext:value-type="float">
            <text:p>0</text:p>
          </table:table-cell>
        </table:table-row>
      </table:table>
      <table:table table:name="enrollment" table:style-name="ta1">
        <table:shapes>
          <draw:frame draw:z-index="0" draw:style-name="gr1" draw:text-style-name="P1" svg:width="487.87pt" svg:height="255.09pt" svg:x="26.53pt" svg:y="328.05pt">
            <loext:p draw:notify-on-update-of-ranges="enrollment.C3:enrollment.C3 enrollment.C24:enrollment.C24 enrollment.D3:enrollment.D3 enrollment.D24:enrollment.D24 enrollment.E3:enrollment.E3 enrollment.E24:enrollment.E24 enrollment.F3:enrollment.F3 enrollment.F24:enrollment.F24 enrollment.G3:enrollment.G3 enrollment.G24:enrollment.G24 enrollment.H3:enrollment.H3 enrollment.H24:enrollment.H24 enrollment.I3:enrollment.I3 enrollment.I24:enrollment.I24 enrollment.J3:enrollment.J3 enrollment.J24:enrollment.J24 enrollment.K3:enrollment.K3 enrollment.K24:enrollment.K24 enrollment.L3:enrollment.L3 enrollment.L24:enrollment.L24 enrollment.M3:enrollment.M3 enrollment.M24:enrollment.M24 enrollment.N3:enrollment.N3 enrollment.N24:enrollment.N24 enrollment.O3:enrollment.O3 enrollment.O24:enrollment.O24 enrollment.P3:enrollment.P3 enrollment.P24:enrollment.P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7" table:number-columns-repeated="6" table:default-cell-style-name="Default"/>
        <table:table-column table:style-name="co3" table:number-columns-repeated="1008" table:default-cell-style-name="Default"/>
        <table:table-row table:style-name="ro1">
          <table:table-cell office:value-type="string" calcext:value-type="string">
            <text:p>FY 17 Total Sept Est with MOE Transf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chool</text:p>
          </table:table-cell>
          <table:table-cell table:style-name="ce4" office:value-type="string" calcext:value-type="string">
            <text:p>total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CB</text:p>
          </table:table-cell>
          <table:table-cell table:formula="of:=SUM([.C4:.P4])" office:value-type="float" office:value="445" calcext:value-type="float">
            <text:p>44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K</text:p>
          </table:table-cell>
          <table:table-cell table:formula="of:=SUM([.C5:.P5])" office:value-type="float" office:value="508" calcext:value-type="float">
            <text:p>50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M</text:p>
          </table:table-cell>
          <table:table-cell table:formula="of:=SUM([.C6:.P6])" office:value-type="float" office:value="656" calcext:value-type="float">
            <text:p>656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M</text:p>
          </table:table-cell>
          <table:table-cell table:formula="of:=SUM([.C7:.P7])" office:value-type="float" office:value="458" calcext:value-type="float">
            <text:p>45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P</text:p>
          </table:table-cell>
          <table:table-cell table:formula="of:=SUM([.C8:.P8])" office:value-type="float" office:value="756" calcext:value-type="float">
            <text:p>756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</text:p>
          </table:table-cell>
          <table:table-cell table:formula="of:=SUM([.C9:.P9])" office:value-type="float" office:value="966" calcext:value-type="float">
            <text:p>966</text:p>
          </table:table-cell>
          <table:table-cell office:value-type="float" office:value="139" calcext:value-type="float">
            <text:p>139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C</text:p>
          </table:table-cell>
          <table:table-cell table:formula="of:=SUM([.C10:.P10])" office:value-type="float" office:value="396" calcext:value-type="float">
            <text:p>396</text:p>
          </table:table-cell>
          <table:table-cell/>
          <table:table-cell table:number-columns-repeated="3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M</text:p>
          </table:table-cell>
          <table:table-cell table:formula="of:=SUM([.C11:.P11])" office:value-type="float" office:value="415" calcext:value-type="float">
            <text:p>41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V</text:p>
          </table:table-cell>
          <table:table-cell table:formula="of:=SUM([.C12:.P12])" office:value-type="float" office:value="842" calcext:value-type="float">
            <text:p>842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</text:p>
          </table:table-cell>
          <table:table-cell table:formula="of:=SUM([.C13:.P13])" office:value-type="float" office:value="767" calcext:value-type="float">
            <text:p>76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</text:p>
          </table:table-cell>
          <table:table-cell table:formula="of:=SUM([.C14:.P14])" office:value-type="float" office:value="670" calcext:value-type="float">
            <text:p>67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</text:p>
          </table:table-cell>
          <table:table-cell table:formula="of:=SUM([.C15:.P15])" office:value-type="float" office:value="805" calcext:value-type="float">
            <text:p>805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H</text:p>
          </table:table-cell>
          <table:table-cell table:formula="of:=SUM([.C16:.P16])" office:value-type="float" office:value="446" calcext:value-type="float">
            <text:p>44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H1</text:p>
          </table:table-cell>
          <table:table-cell table:formula="of:=SUM([.C17:.P17])" office:value-type="float" office:value="519" calcext:value-type="float">
            <text:p>519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H2</text:p>
          </table:table-cell>
          <table:table-cell table:formula="of:=SUM([.C18:.P18])" office:value-type="float" office:value="519" calcext:value-type="float">
            <text:p>519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H3</text:p>
          </table:table-cell>
          <table:table-cell table:formula="of:=SUM([.C19:.P19])" office:value-type="float" office:value="519" calcext:value-type="float">
            <text:p>519</text:p>
          </table:table-cell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W1</text:p>
          </table:table-cell>
          <table:table-cell table:formula="of:=SUM([.C20:.P20])" office:value-type="float" office:value="617" calcext:value-type="float">
            <text:p>617</text:p>
          </table:table-cell>
          <table:table-cell table:number-columns-repeated="7"/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office:value-type="float" office:value="177" calcext:value-type="float">
            <text:p>1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W2</text:p>
          </table:table-cell>
          <table:table-cell table:formula="of:=SUM([.C21:.P21])" office:value-type="float" office:value="617" calcext:value-type="float">
            <text:p>617</text:p>
          </table:table-cell>
          <table:table-cell table:number-columns-repeated="7"/>
          <table:table-cell office:value-type="float" office:value="235" calcext:value-type="float">
            <text:p>235</text:p>
          </table:table-cell>
          <table:table-cell office:value-type="float" office:value="205" calcext:value-type="float">
            <text:p>205</text:p>
          </table:table-cell>
          <table:table-cell office:value-type="float" office:value="177" calcext:value-type="float">
            <text:p>1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H</text:p>
          </table:table-cell>
          <table:table-cell table:formula="of:=SUM([.C22:.P22])" office:value-type="float" office:value="808" calcext:value-type="float">
            <text:p>808</text:p>
          </table:table-cell>
          <table:table-cell table:number-columns-repeated="10"/>
          <table:table-cell office:value-type="float" office:value="808" calcext:value-type="float">
            <text:p>8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W</text:p>
          </table:table-cell>
          <table:table-cell table:formula="of:=SUM([.C23:.P23])" office:value-type="float" office:value="2473" calcext:value-type="float">
            <text:p>2473</text:p>
          </table:table-cell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886" calcext:value-type="float">
            <text:p>886</text:p>
          </table:table-cell>
          <table:table-cell office:value-type="float" office:value="791" calcext:value-type="float">
            <text:p>791</text:p>
          </table:table-cell>
          <table:table-cell office:value-type="float" office:value="729" calcext:value-type="float">
            <text:p>72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table:formula="of:=SUM([.B4:.B23])" office:value-type="float" office:value="14202" calcext:value-type="float">
            <text:p>14202</text:p>
          </table:table-cell>
          <table:table-cell table:style-name="ce1" table:formula="of:=SUM([.C4:.C23])" office:value-type="float" office:value="318" calcext:value-type="float">
            <text:p>318</text:p>
          </table:table-cell>
          <table:table-cell table:style-name="ce1" table:formula="of:=SUM([.D4:.D23])" office:value-type="float" office:value="1428" calcext:value-type="float">
            <text:p>1428</text:p>
          </table:table-cell>
          <table:table-cell table:style-name="ce1" table:formula="of:=SUM([.E4:.E23])" office:value-type="float" office:value="1384" calcext:value-type="float">
            <text:p>1384</text:p>
          </table:table-cell>
          <table:table-cell table:style-name="ce1" table:formula="of:=SUM([.F4:.F23])" office:value-type="float" office:value="1312" calcext:value-type="float">
            <text:p>1312</text:p>
          </table:table-cell>
          <table:table-cell table:style-name="ce1" table:formula="of:=SUM([.G4:.G23])" office:value-type="float" office:value="1268" calcext:value-type="float">
            <text:p>1268</text:p>
          </table:table-cell>
          <table:table-cell table:style-name="ce1" table:formula="of:=SUM([.H4:.H23])" office:value-type="float" office:value="1201" calcext:value-type="float">
            <text:p>1201</text:p>
          </table:table-cell>
          <table:table-cell table:style-name="ce1" table:formula="of:=SUM([.I4:.I23])" office:value-type="float" office:value="1121" calcext:value-type="float">
            <text:p>1121</text:p>
          </table:table-cell>
          <table:table-cell table:style-name="ce1" table:formula="of:=SUM([.J4:.J23])" office:value-type="float" office:value="1041" calcext:value-type="float">
            <text:p>1041</text:p>
          </table:table-cell>
          <table:table-cell table:style-name="ce1" table:formula="of:=SUM([.K4:.K23])" office:value-type="float" office:value="940" calcext:value-type="float">
            <text:p>940</text:p>
          </table:table-cell>
          <table:table-cell table:style-name="ce1" table:formula="of:=SUM([.L4:.L23])" office:value-type="float" office:value="908" calcext:value-type="float">
            <text:p>908</text:p>
          </table:table-cell>
          <table:table-cell table:style-name="ce1" table:formula="of:=SUM([.M4:.M23])" office:value-type="float" office:value="875" calcext:value-type="float">
            <text:p>875</text:p>
          </table:table-cell>
          <table:table-cell table:style-name="ce1" table:formula="of:=SUM([.N4:.N23])" office:value-type="float" office:value="886" calcext:value-type="float">
            <text:p>886</text:p>
          </table:table-cell>
          <table:table-cell table:style-name="ce1" table:formula="of:=SUM([.O4:.O23])" office:value-type="float" office:value="791" calcext:value-type="float">
            <text:p>791</text:p>
          </table:table-cell>
          <table:table-cell table:style-name="ce1" table:formula="of:=SUM([.P4:.P23])" office:value-type="float" office:value="729" calcext:value-type="float">
            <text:p>729</text:p>
          </table:table-cell>
          <table:table-cell table:style-name="ce1" table:number-columns-repeated="1008"/>
        </table:table-row>
      </table:table>
      <table:table table:name="Sheet6" table:style-name="ta1">
        <table:table-column table:style-name="co1" table:default-cell-style-name="Default"/>
        <table:table-column table:style-name="co9" table:default-cell-style-name="Default"/>
        <table:table-column table:style-name="co10" table:number-columns-repeated="2" table:default-cell-style-name="ce2"/>
        <table:table-column table:style-name="co11" table:default-cell-style-name="ce2"/>
        <table:table-column table:style-name="co12" table:visibility="collapse" table:default-cell-style-name="Default"/>
        <table:table-column table:style-name="co13" table:visibility="collapse" table:default-cell-style-name="ce2"/>
        <table:table-column table:style-name="co14" table:visibility="collapse" table:default-cell-style-name="ce2"/>
        <table:table-column table:style-name="co15" table:visibility="collapse" table:default-cell-style-name="ce2"/>
        <table:table-column table:style-name="co16" table:default-cell-style-name="ce10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K-5 capacity</text:p>
          </table:table-cell>
          <table:table-cell table:number-columns-repeated="8"/>
          <table:table-cell office:value-type="string" calcext:value-type="string">
            <text:p>from</text:p>
          </table:table-cell>
          <table:table-cell table:number-columns-repeated="2" table:style-name="ce4" office:value-type="string" calcext:value-type="string">
            <text:p>K-5 only</text:p>
          </table:table-cell>
          <table:table-cell/>
          <table:table-cell table:style-name="ce4" office:value-type="string" calcext:value-type="string">
            <text:p>K-5 only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school sheet</text:p>
          </table:table-cell>
          <table:table-cell table:number-columns-repeated="2" table:style-name="ce4" office:value-type="string" calcext:value-type="string">
            <text:p>2015-2016</text:p>
          </table:table-cell>
          <table:table-cell/>
          <table:table-cell table:style-name="ce4" office:value-type="string" calcext:value-type="string">
            <text:p>2019-2020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bbreviation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in grade</text:p>
          </table:table-cell>
          <table:table-cell table:style-name="ce3" office:value-type="string" calcext:value-type="string">
            <text:p>max grade</text:p>
          </table:table-cell>
          <table:table-cell table:style-name="ce1" office:value-type="string" calcext:value-type="string">
            <text:p>address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tate</text:p>
          </table:table-cell>
          <table:table-cell table:style-name="ce3" office:value-type="string" calcext:value-type="string">
            <text:p>zip</text:p>
          </table:table-cell>
          <table:table-cell table:style-name="ce11" office:value-type="string" calcext:value-type="string">
            <text:p>enrollment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enrollment</text:p>
          </table:table-cell>
          <table:table-cell table:style-name="ce1"/>
          <table:table-cell table:style-name="ce4" office:value-type="string" calcext:value-type="string">
            <text:p>capacity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harles Barrett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5 Martha Custis Driv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477" calcext:value-type="float">
            <text:p>477</text:p>
          </table:table-cell>
          <table:table-cell office:value-type="float" office:value="500" calcext:value-type="float">
            <text:p>50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ora Kelly School for Math, Science and Technology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00 Commonwealth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5" calcext:value-type="float">
            <text:p>22305</text:p>
          </table:table-cell>
          <table:table-cell office:value-type="float" office:value="357" calcext:value-type="float">
            <text:p>357</text:p>
          </table:table-cell>
          <table:table-cell office:value-type="float" office:value="371" calcext:value-type="float">
            <text:p>371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ouglas MacArthur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01 Janneys Lan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712" calcext:value-type="float">
            <text:p>712</text:p>
          </table:table-cell>
          <table:table-cell office:value-type="float" office:value="554" calcext:value-type="float">
            <text:p>554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12" office:value-type="float" office:value="775" calcext:value-type="float">
            <text:p>7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eorge Mason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01 Cameron Mills Road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2" calcext:value-type="float">
            <text:p>22302</text:p>
          </table:table-cell>
          <table:table-cell office:value-type="float" office:value="558" calcext:value-type="float">
            <text:p>558</text:p>
          </table:table-cell>
          <table:table-cell office:value-type="float" office:value="368" calcext:value-type="float">
            <text:p>368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ames K. Polk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00 Polk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4" calcext:value-type="float">
            <text:p>22304</text:p>
          </table:table-cell>
          <table:table-cell office:value-type="float" office:value="743" calcext:value-type="float">
            <text:p>743</text:p>
          </table:table-cell>
          <table:table-cell office:value-type="float" office:value="756" calcext:value-type="float">
            <text:p>756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12" office:value-type="float" office:value="850" calcext:value-type="float">
            <text:p>8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Jefferson-Houston School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01 Cameron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4" calcext:value-type="float">
            <text:p>22314</text:p>
          </table:table-cell>
          <table:table-cell office:value-type="float" office:value="526" calcext:value-type="float">
            <text:p>526</text:p>
          </table:table-cell>
          <table:table-cell office:value-type="float" office:value="407" calcext:value-type="float">
            <text:p>407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John Adams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651 Rayburn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1" calcext:value-type="float">
            <text:p>22311</text:p>
          </table:table-cell>
          <table:table-cell office:value-type="float" office:value="1017" calcext:value-type="float">
            <text:p>1017</text:p>
          </table:table-cell>
          <table:table-cell office:value-type="float" office:value="634" calcext:value-type="float">
            <text:p>634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13" office:value-type="float" office:value="595" calcext:value-type="float">
            <text:p>5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Lyles-Crouch Traditional Academy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0 South Saint Asaph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4" calcext:value-type="float">
            <text:p>22314</text:p>
          </table:table-cell>
          <table:table-cell office:value-type="float" office:value="411" calcext:value-type="float">
            <text:p>411</text:p>
          </table:table-cell>
          <table:table-cell office:value-type="float" office:value="375" calcext:value-type="float">
            <text:p>375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atthew Maury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 Russell Road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1" calcext:value-type="float">
            <text:p>22301</text:p>
          </table:table-cell>
          <table:table-cell office:value-type="float" office:value="442" calcext:value-type="float">
            <text:p>442</text:p>
          </table:table-cell>
          <table:table-cell office:value-type="float" office:value="350" calcext:value-type="float">
            <text:p>3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ount Vernon Communit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01 Commonwealth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5" calcext:value-type="float">
            <text:p>22305</text:p>
          </table:table-cell>
          <table:table-cell office:value-type="float" office:value="853" calcext:value-type="float">
            <text:p>853</text:p>
          </table:table-cell>
          <table:table-cell office:value-type="float" office:value="755" calcext:value-type="float">
            <text:p>755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atrick Henry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643 Taney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4" calcext:value-type="float">
            <text:p>22304</text:p>
          </table:table-cell>
          <table:table-cell office:value-type="float" office:value="900" calcext:value-type="float">
            <text:p>900</text:p>
          </table:table-cell>
          <table:table-cell office:value-type="float" office:value="592" calcext:value-type="float">
            <text:p>592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12" office:value-type="float" office:value="728" calcext:value-type="float">
            <text:p>7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amuel W. Tucker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35 Ferdinand Day Driv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04" calcext:value-type="float">
            <text:p>22304</text:p>
          </table:table-cell>
          <table:table-cell office:value-type="float" office:value="749" calcext:value-type="float">
            <text:p>749</text:p>
          </table:table-cell>
          <table:table-cell office:value-type="float" office:value="620" calcext:value-type="float">
            <text:p>620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William Ramsay Elementary School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700 Sanger Avenu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1" calcext:value-type="float">
            <text:p>22311</text:p>
          </table:table-cell>
          <table:table-cell office:value-type="float" office:value="902" calcext:value-type="float">
            <text:p>902</text:p>
          </table:table-cell>
          <table:table-cell office:value-type="float" office:value="716" calcext:value-type="float">
            <text:p>716</text:p>
          </table:table-cell>
          <table:table-cell office:value-type="float" office:value="870" calcext:value-type="float">
            <text:p>870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West End</text:p>
          </table:table-cell>
          <table:table-cell office:value-type="string" calcext:value-type="string">
            <text:p>elementary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01 North Beauregard Street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  <table:table-cell office:value-type="float" office:value="22311" calcext:value-type="float">
            <text:p>22311</text:p>
          </table:table-cell>
          <table:table-cell table:number-columns-repeated="4"/>
          <table:table-cell table:style-name="ce12" office:value-type="float" office:value="638" calcext:value-type="float">
            <text:p>638</text:p>
          </table:table-cell>
          <table:table-cell table:number-columns-repeated="1006"/>
        </table:table-row>
        <table:table-row table:style-name="ro1">
          <table:table-cell table:number-columns-repeated="12"/>
          <table:table-cell office:value-type="string" calcext:value-type="string">
            <text:p>total</text:p>
          </table:table-cell>
          <table:table-cell table:formula="of:=SUM([.N4:.N17])" office:value-type="float" office:value="8048" calcext:value-type="float">
            <text:p>8048</text:p>
          </table:table-cell>
          <table:table-cell table:number-columns-repeated="1006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source: ACPS VA Options Handout 092016.docx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worksheet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op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census block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0.34" calcext:value-type="percentage">
            <text:p>34.00%</text:p>
          </table:table-cell>
          <table:table-cell table:style-name="ce14" table:formula="of:=1-([.C5]+[.D5])" office:value-type="percentage" office:value="0.46" calcext:value-type="percentage">
            <text:p>46.00%</text:p>
          </table:table-cell>
        </table:table-row>
        <table:table-row table:style-name="ro1">
          <table:table-cell office:value-type="string" calcext:value-type="string">
            <text:p>building type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</table:table-row>
        <table:table-row table:style-name="ro1">
          <table:table-cell table:style-name="ce14" office:value-type="percentage" office:value="0.23" calcext:value-type="percentage">
            <text:p>23.00%</text:p>
          </table:table-cell>
          <table:table-cell table:style-name="ce2" office:value-type="string" calcext:value-type="string">
            <text:p>D</text:p>
          </table:table-cell>
          <table:table-cell table:formula="of:=[.$A7]*[.C$5]*[.$B$1]" office:value-type="float" office:value="46" calcext:value-type="float">
            <text:p>46</text:p>
          </table:table-cell>
          <table:table-cell table:formula="of:=[.$A7]*[.D$5]*[.$B$1]" office:value-type="float" office:value="78.2" calcext:value-type="float">
            <text:p>78.2</text:p>
          </table:table-cell>
          <table:table-cell table:formula="of:=[.$A7]*[.E$5]*[.$B$1]" office:value-type="float" office:value="105.8" calcext:value-type="float">
            <text:p>105.8</text:p>
          </table:table-cell>
        </table:table-row>
        <table:table-row table:style-name="ro1">
          <table:table-cell table:style-name="ce14" table:formula="of:=1-[.A7]" office:value-type="percentage" office:value="0.77" calcext:value-type="percentage">
            <text:p>77.00%</text:p>
          </table:table-cell>
          <table:table-cell table:style-name="ce2" office:value-type="string" calcext:value-type="string">
            <text:p>A</text:p>
          </table:table-cell>
          <table:table-cell table:formula="of:=[.$A8]*[.C$5]*[.$B$1]" office:value-type="float" office:value="154" calcext:value-type="float">
            <text:p>154</text:p>
          </table:table-cell>
          <table:table-cell table:formula="of:=[.$A8]*[.D$5]*[.$B$1]" office:value-type="float" office:value="261.8" calcext:value-type="float">
            <text:p>261.8</text:p>
          </table:table-cell>
          <table:table-cell table:formula="of:=[.$A8]*[.E$5]*[.$B$1]" office:value-type="float" office:value="354.2" calcext:value-type="float">
            <text:p>354.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formula="of:=SUM([.C7:.E8])" office:value-type="float" office:value="1000" calcext:value-type="float">
            <text:p>100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5" table:target-range-address="Sheet6.A4:Sheet6.AMJ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JP DemiLight" style:font-family-asian="'Noto Sans CJK JP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23:23:45.294015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DeRocher</meta:initial-creator>
    <meta:creation-date>2016-09-20T13:48:54.511875160</meta:creation-date>
    <dc:date>2016-10-19T04:37:15.594447702</dc:date>
    <meta:editing-duration>PT6H33M41S</meta:editing-duration>
    <meta:editing-cycles>41</meta:editing-cycles>
    <meta:generator>LibreOffice/5.2.0.4$Linux_X86_64 LibreOffice_project/20m0$Build-4</meta:generator>
    <meta:document-statistic meta:table-count="7" meta:cell-count="7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212cm" svg:height="9cm" xlink:href=".." xlink:type="simple" chart:class="chart:bar" chart:style-name="ch1">
        <chart:legend chart:legend-position="end" svg:x="16.087cm" svg:y="0.964cm" style:legend-expansion="high" chart:style-name="ch2"/>
        <chart:plot-area chart:style-name="ch3" table:cell-range-address="enrollment.C3:enrollment.P3 enrollment.C24:enrollment.P24" chart:data-source-has-labels="row" svg:x="0.344cm" svg:y="0.18cm" svg:width="15.399cm" svg:height="8.64cm">
          <chartooo:coordinate-region svg:x="1.336cm" svg:y="0.379cm" svg:width="14.40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nrollment.C24:enrollment.C24" chart:label-cell-address="enrollment.C3:enrollment.C3" chart:class="chart:bar">
            <chart:data-point/>
          </chart:series>
          <chart:series chart:style-name="ch8" chart:values-cell-range-address="enrollment.D24:enrollment.D24" chart:label-cell-address="enrollment.D3:enrollment.D3" chart:class="chart:bar">
            <chart:data-point/>
          </chart:series>
          <chart:series chart:style-name="ch9" chart:values-cell-range-address="enrollment.E24:enrollment.E24" chart:label-cell-address="enrollment.E3:enrollment.E3" chart:class="chart:bar">
            <chart:data-point/>
          </chart:series>
          <chart:series chart:style-name="ch10" chart:values-cell-range-address="enrollment.F24:enrollment.F24" chart:label-cell-address="enrollment.F3:enrollment.F3" chart:class="chart:bar">
            <chart:data-point/>
          </chart:series>
          <chart:series chart:style-name="ch11" chart:values-cell-range-address="enrollment.G24:enrollment.G24" chart:label-cell-address="enrollment.G3:enrollment.G3" chart:class="chart:bar">
            <chart:data-point/>
          </chart:series>
          <chart:series chart:style-name="ch12" chart:values-cell-range-address="enrollment.H24:enrollment.H24" chart:label-cell-address="enrollment.H3:enrollment.H3" chart:class="chart:bar">
            <chart:data-point/>
          </chart:series>
          <chart:series chart:style-name="ch13" chart:values-cell-range-address="enrollment.I24:enrollment.I24" chart:label-cell-address="enrollment.I3:enrollment.I3" chart:class="chart:bar">
            <chart:data-point/>
          </chart:series>
          <chart:series chart:style-name="ch14" chart:values-cell-range-address="enrollment.J24:enrollment.J24" chart:label-cell-address="enrollment.J3:enrollment.J3" chart:class="chart:bar">
            <chart:data-point/>
          </chart:series>
          <chart:series chart:style-name="ch15" chart:values-cell-range-address="enrollment.K24:enrollment.K24" chart:label-cell-address="enrollment.K3:enrollment.K3" chart:class="chart:bar">
            <chart:data-point/>
          </chart:series>
          <chart:series chart:style-name="ch16" chart:values-cell-range-address="enrollment.L24:enrollment.L24" chart:label-cell-address="enrollment.L3:enrollment.L3" chart:class="chart:bar">
            <chart:data-point/>
          </chart:series>
          <chart:series chart:style-name="ch17" chart:values-cell-range-address="enrollment.M24:enrollment.M24" chart:label-cell-address="enrollment.M3:enrollment.M3" chart:class="chart:bar">
            <chart:data-point/>
          </chart:series>
          <chart:series chart:style-name="ch18" chart:values-cell-range-address="enrollment.N24:enrollment.N24" chart:label-cell-address="enrollment.N3:enrollment.N3" chart:class="chart:bar">
            <chart:data-point/>
          </chart:series>
          <chart:series chart:style-name="ch7" chart:values-cell-range-address="enrollment.O24:enrollment.O24" chart:label-cell-address="enrollment.O3:enrollment.O3" chart:class="chart:bar">
            <chart:data-point/>
          </chart:series>
          <chart:series chart:style-name="ch8" chart:values-cell-range-address="enrollment.P24:enrollment.P24" chart:label-cell-address="enrollment.P3:enrollment.P3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1</text:p>
                <draw:g>
                  <svg:desc>enrollment.C3:enrollment.C3</svg:desc>
                </draw:g>
              </table:table-cell>
              <table:table-cell office:value-type="string">
                <text:p>0</text:p>
                <draw:g>
                  <svg:desc>enrollment.D3:enrollment.D3</svg:desc>
                </draw:g>
              </table:table-cell>
              <table:table-cell office:value-type="string">
                <text:p>1</text:p>
                <draw:g>
                  <svg:desc>enrollment.E3:enrollment.E3</svg:desc>
                </draw:g>
              </table:table-cell>
              <table:table-cell office:value-type="string">
                <text:p>2</text:p>
                <draw:g>
                  <svg:desc>enrollment.F3:enrollment.F3</svg:desc>
                </draw:g>
              </table:table-cell>
              <table:table-cell office:value-type="string">
                <text:p>3</text:p>
                <draw:g>
                  <svg:desc>enrollment.G3:enrollment.G3</svg:desc>
                </draw:g>
              </table:table-cell>
              <table:table-cell office:value-type="string">
                <text:p>4</text:p>
                <draw:g>
                  <svg:desc>enrollment.H3:enrollment.H3</svg:desc>
                </draw:g>
              </table:table-cell>
              <table:table-cell office:value-type="string">
                <text:p>5</text:p>
                <draw:g>
                  <svg:desc>enrollment.I3:enrollment.I3</svg:desc>
                </draw:g>
              </table:table-cell>
              <table:table-cell office:value-type="string">
                <text:p>6</text:p>
                <draw:g>
                  <svg:desc>enrollment.J3:enrollment.J3</svg:desc>
                </draw:g>
              </table:table-cell>
              <table:table-cell office:value-type="string">
                <text:p>7</text:p>
                <draw:g>
                  <svg:desc>enrollment.K3:enrollment.K3</svg:desc>
                </draw:g>
              </table:table-cell>
              <table:table-cell office:value-type="string">
                <text:p>8</text:p>
                <draw:g>
                  <svg:desc>enrollment.L3:enrollment.L3</svg:desc>
                </draw:g>
              </table:table-cell>
              <table:table-cell office:value-type="string">
                <text:p>9</text:p>
                <draw:g>
                  <svg:desc>enrollment.M3:enrollment.M3</svg:desc>
                </draw:g>
              </table:table-cell>
              <table:table-cell office:value-type="string">
                <text:p>10</text:p>
                <draw:g>
                  <svg:desc>enrollment.N3:enrollment.N3</svg:desc>
                </draw:g>
              </table:table-cell>
              <table:table-cell office:value-type="string">
                <text:p>11</text:p>
                <draw:g>
                  <svg:desc>enrollment.O3:enrollment.O3</svg:desc>
                </draw:g>
              </table:table-cell>
              <table:table-cell office:value-type="string">
                <text:p>12</text:p>
                <draw:g>
                  <svg:desc>enrollment.P3:enrollment.P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18">
                <text:p>318</text:p>
                <draw:g>
                  <svg:desc>enrollment.C24:enrollment.C24</svg:desc>
                </draw:g>
              </table:table-cell>
              <table:table-cell office:value-type="float" office:value="1428">
                <text:p>1428</text:p>
                <draw:g>
                  <svg:desc>enrollment.D24:enrollment.D24</svg:desc>
                </draw:g>
              </table:table-cell>
              <table:table-cell office:value-type="float" office:value="1384">
                <text:p>1384</text:p>
                <draw:g>
                  <svg:desc>enrollment.E24:enrollment.E24</svg:desc>
                </draw:g>
              </table:table-cell>
              <table:table-cell office:value-type="float" office:value="1312">
                <text:p>1312</text:p>
                <draw:g>
                  <svg:desc>enrollment.F24:enrollment.F24</svg:desc>
                </draw:g>
              </table:table-cell>
              <table:table-cell office:value-type="float" office:value="1268">
                <text:p>1268</text:p>
                <draw:g>
                  <svg:desc>enrollment.G24:enrollment.G24</svg:desc>
                </draw:g>
              </table:table-cell>
              <table:table-cell office:value-type="float" office:value="1201">
                <text:p>1201</text:p>
                <draw:g>
                  <svg:desc>enrollment.H24:enrollment.H24</svg:desc>
                </draw:g>
              </table:table-cell>
              <table:table-cell office:value-type="float" office:value="1121">
                <text:p>1121</text:p>
                <draw:g>
                  <svg:desc>enrollment.I24:enrollment.I24</svg:desc>
                </draw:g>
              </table:table-cell>
              <table:table-cell office:value-type="float" office:value="1041">
                <text:p>1041</text:p>
                <draw:g>
                  <svg:desc>enrollment.J24:enrollment.J24</svg:desc>
                </draw:g>
              </table:table-cell>
              <table:table-cell office:value-type="float" office:value="940">
                <text:p>940</text:p>
                <draw:g>
                  <svg:desc>enrollment.K24:enrollment.K24</svg:desc>
                </draw:g>
              </table:table-cell>
              <table:table-cell office:value-type="float" office:value="908">
                <text:p>908</text:p>
                <draw:g>
                  <svg:desc>enrollment.L24:enrollment.L24</svg:desc>
                </draw:g>
              </table:table-cell>
              <table:table-cell office:value-type="float" office:value="875">
                <text:p>875</text:p>
                <draw:g>
                  <svg:desc>enrollment.M24:enrollment.M24</svg:desc>
                </draw:g>
              </table:table-cell>
              <table:table-cell office:value-type="float" office:value="886">
                <text:p>886</text:p>
                <draw:g>
                  <svg:desc>enrollment.N24:enrollment.N24</svg:desc>
                </draw:g>
              </table:table-cell>
              <table:table-cell office:value-type="float" office:value="791">
                <text:p>791</text:p>
                <draw:g>
                  <svg:desc>enrollment.O24:enrollment.O24</svg:desc>
                </draw:g>
              </table:table-cell>
              <table:table-cell office:value-type="float" office:value="729">
                <text:p>729</text:p>
                <draw:g>
                  <svg:desc>enrollment.P24:enrollment.P2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Linux_X86_64 LibreOffice_project/2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